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1a4665" officeooo:paragraph-rsid="001a4665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1b02a2" officeooo:paragraph-rsid="001b02a2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1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b02a2" officeooo:paragraph-rsid="001b02a2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officeooo:rsid="001a69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OpenSim cria laboratórios 3D para novo padrão de ensino</text:p>
      <text:p text:style-name="P1"><text:s/></text:p>
      <text:p text:style-name="P3"/>
      <text:p text:style-name="P15">Plataforma open source baseada em Second Life ajuda na imersão do aluno no aprendizado de disciplinas</text:p>
      <text:p text:style-name="P15"><text:s/></text:p>
      <text:p text:style-name="P15"></text:p>
      <text:p text:style-name="P15">A plataforma open source OpenSim leva o conceito de jogos 3D para a sala de aula. O OpenSim (ou OpenSimulator) cria um ambiente 3D baseado em Second Life onde professores podem criar laboratórios de estudo onde alunos criam seus avatares para participar da aula.</text:p>
      <text:p text:style-name="P15"></text:p>
      <text:p text:style-name="P15">Em palestra no Fórum Internacional Software Livre FISL15 que inicou nesta quarta-feira (07/05), a jornalista e cientista da computação, Andreia Solange Bos, apresentou a plataforma como potencializadora do ensino no método "jogos sérios" utilizados na educação.</text:p>
      <text:p text:style-name="P15"></text:p>
      <text:p text:style-name="P15">- O ensino sofre uma transformação muito grande hoje. O aluno não é mais aquele que senta numa cadeira, pega o caderno e copia a aula. Ele precisa de uma tecnologia nova, pois ele vem de casa jogando. Trazemos a ideia de jogos sérios onde o aluno se sente totalmente imerso e trabalhando no laboratório virtual o que auxilia no aprendizado de uma disciplina - explica Andreia.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1"><text:a xlink:type="simple" xlink:href="http://comunicacao.softwarelivre.org/fisl15"><text:span text:style-name="T2">http://comunicacao.softwarelivre.org/fisl15</text:span></text:a></text:p>
      <text:p text:style-name="P9"/>
      <text:p text:style-name="P8">Fotos em alta resolução da última edição do FISL:</text:p>
      <text:p text:style-name="P12"><text:a xlink:type="simple" xlink:href="https://www.flickr.com/photos/fisl14"><text:span text:style-name="T1">https://www.flickr.com/photos/fisl14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14</meta:editing-cycles>
    <meta:creation-date>2014-04-30T13:37:00</meta:creation-date>
    <dc:date>2014-05-07T13:44:55.146031742</dc:date>
    <meta:editing-duration>PT25M21S</meta:editing-duration>
    <meta:generator>LibreOffice/4.1.3.2$Linux_x86 LibreOffice_project/410m0$Build-2</meta:generator>
    <meta:document-statistic meta:table-count="0" meta:image-count="0" meta:object-count="0" meta:page-count="1" meta:paragraph-count="22" meta:word-count="310" meta:character-count="2041" meta:non-whitespace-character-count="17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